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70000051513849">
            <text:p>8.70000051513849</text:p>
          </table:table-cell>
          <table:table-cell office:value-type="float" office:value="8.610624453550002">
            <text:p>8.610624453550002</text:p>
          </table:table-cell>
          <table:table-cell office:value-type="float" office:value="8.29881244671754">
            <text:p>8.29881244671754</text:p>
          </table:table-cell>
          <table:table-cell office:value-type="float" office:value="8.147266722392235">
            <text:p>8.147266722392235</text:p>
          </table:table-cell>
          <table:table-cell office:value-type="float" office:value="8.093273537506432">
            <text:p>8.093273537506432</text:p>
          </table:table-cell>
          <table:table-cell office:value-type="float" office:value="8.209191562033922">
            <text:p>8.209191562033922</text:p>
          </table:table-cell>
          <table:table-cell office:value-type="float" office:value="8.14198083447071">
            <text:p>8.14198083447071</text:p>
          </table:table-cell>
          <table:table-cell office:value-type="float" office:value="9.952469357442428">
            <text:p>9.952469357442428</text:p>
          </table:table-cell>
          <table:table-cell office:value-type="float" office:value="10.708099523368736">
            <text:p>10.708099523368736</text:p>
          </table:table-cell>
          <table:table-cell office:value-type="float" office:value="10.568975878785126">
            <text:p>10.568975878785126</text:p>
          </table:table-cell>
          <table:table-cell office:value-type="float" office:value="10.393528475779867">
            <text:p>10.393528475779867</text:p>
          </table:table-cell>
          <table:table-cell office:value-type="float" office:value="10.521316177952109">
            <text:p>10.521316177952109</text:p>
          </table:table-cell>
          <table:table-cell office:value-type="float" office:value="10.910851195721838">
            <text:p>10.910851195721838</text:p>
          </table:table-cell>
          <table:table-cell office:value-type="float" office:value="10.70157375756755">
            <text:p>10.70157375756755</text:p>
          </table:table-cell>
          <table:table-cell office:value-type="float" office:value="9.873280704006454">
            <text:p>9.873280704006454</text:p>
          </table:table-cell>
          <table:table-cell office:value-type="float" office:value="10.177481068782422">
            <text:p>10.177481068782422</text:p>
          </table:table-cell>
          <table:table-cell office:value-type="float" office:value="10.294556536753653">
            <text:p>10.294556536753653</text:p>
          </table:table-cell>
          <table:table-cell office:value-type="float" office:value="9.953636819639861">
            <text:p>9.953636819639861</text:p>
          </table:table-cell>
          <table:table-cell office:value-type="float" office:value="9.448647675009564">
            <text:p>9.448647675009564</text:p>
          </table:table-cell>
          <table:table-cell office:value-type="float" office:value="9.32986634289163">
            <text:p>9.32986634289163</text:p>
          </table:table-cell>
          <table:table-cell office:value-type="float" office:value="9.301582944335157">
            <text:p>9.301582944335157</text:p>
          </table:table-cell>
          <table:table-cell office:value-type="float" office:value="9.196757279230226">
            <text:p>9.196757279230226</text:p>
          </table:table-cell>
          <table:table-cell office:value-type="float" office:value="8.499202075508613">
            <text:p>8.499202075508613</text:p>
          </table:table-cell>
          <table:table-cell office:value-type="float" office:value="8.218163927067554">
            <text:p>8.21816392706755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006341973380644">
            <text:p>2.006341973380644</text:p>
          </table:table-cell>
          <table:table-cell office:value-type="float" office:value="1.8895110347951511">
            <text:p>1.8895110347951511</text:p>
          </table:table-cell>
          <table:table-cell office:value-type="float" office:value="1.8170159531261254">
            <text:p>1.8170159531261254</text:p>
          </table:table-cell>
          <table:table-cell office:value-type="float" office:value="1.6522115994429574">
            <text:p>1.6522115994429574</text:p>
          </table:table-cell>
          <table:table-cell office:value-type="float" office:value="1.5919792438534641">
            <text:p>1.5919792438534641</text:p>
          </table:table-cell>
          <table:table-cell office:value-type="float" office:value="1.6743716140648048">
            <text:p>1.6743716140648048</text:p>
          </table:table-cell>
          <table:table-cell office:value-type="float" office:value="1.780854713901192">
            <text:p>1.780854713901192</text:p>
          </table:table-cell>
          <table:table-cell office:value-type="float" office:value="2.391530255325837">
            <text:p>2.391530255325837</text:p>
          </table:table-cell>
          <table:table-cell office:value-type="float" office:value="2.61262274117803">
            <text:p>2.61262274117803</text:p>
          </table:table-cell>
          <table:table-cell office:value-type="float" office:value="2.7855890177801363">
            <text:p>2.7855890177801363</text:p>
          </table:table-cell>
          <table:table-cell office:value-type="float" office:value="2.537870045952898">
            <text:p>2.537870045952898</text:p>
          </table:table-cell>
          <table:table-cell office:value-type="float" office:value="2.665034529430436">
            <text:p>2.665034529430436</text:p>
          </table:table-cell>
          <table:table-cell office:value-type="float" office:value="2.6676431909783167">
            <text:p>2.6676431909783167</text:p>
          </table:table-cell>
          <table:table-cell office:value-type="float" office:value="2.6026836153645942">
            <text:p>2.6026836153645942</text:p>
          </table:table-cell>
          <table:table-cell office:value-type="float" office:value="2.2400707510241715">
            <text:p>2.2400707510241715</text:p>
          </table:table-cell>
          <table:table-cell office:value-type="float" office:value="2.3350569883369414">
            <text:p>2.3350569883369414</text:p>
          </table:table-cell>
          <table:table-cell office:value-type="float" office:value="2.4718131067832165">
            <text:p>2.4718131067832165</text:p>
          </table:table-cell>
          <table:table-cell office:value-type="float" office:value="2.457266365936706">
            <text:p>2.457266365936706</text:p>
          </table:table-cell>
          <table:table-cell office:value-type="float" office:value="2.566550735413143">
            <text:p>2.566550735413143</text:p>
          </table:table-cell>
          <table:table-cell office:value-type="float" office:value="2.701521949251984">
            <text:p>2.701521949251984</text:p>
          </table:table-cell>
          <table:table-cell office:value-type="float" office:value="2.8278685499769076">
            <text:p>2.8278685499769076</text:p>
          </table:table-cell>
          <table:table-cell office:value-type="float" office:value="2.59614352307197">
            <text:p>2.59614352307197</text:p>
          </table:table-cell>
          <table:table-cell office:value-type="float" office:value="2.2280702747970054">
            <text:p>2.2280702747970054</text:p>
          </table:table-cell>
          <table:table-cell office:value-type="float" office:value="2.056484823948176">
            <text:p>2.0564848239481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7203992348822372">
            <text:p>0.7203992348822372</text:p>
          </table:table-cell>
          <table:table-cell office:value-type="float" office:value="0.7897196443712955">
            <text:p>0.7897196443712955</text:p>
          </table:table-cell>
          <table:table-cell office:value-type="float" office:value="0.7491498271776957">
            <text:p>0.7491498271776957</text:p>
          </table:table-cell>
          <table:table-cell office:value-type="float" office:value="0.7478251651869774">
            <text:p>0.7478251651869774</text:p>
          </table:table-cell>
          <table:table-cell office:value-type="float" office:value="0.732926364683009">
            <text:p>0.732926364683009</text:p>
          </table:table-cell>
          <table:table-cell office:value-type="float" office:value="0.7752882007781958">
            <text:p>0.7752882007781958</text:p>
          </table:table-cell>
          <table:table-cell office:value-type="float" office:value="0.7949543615899196">
            <text:p>0.7949543615899196</text:p>
          </table:table-cell>
          <table:table-cell office:value-type="float" office:value="1.4913952971483677">
            <text:p>1.4913952971483677</text:p>
          </table:table-cell>
          <table:table-cell office:value-type="float" office:value="1.7341888277463888">
            <text:p>1.7341888277463888</text:p>
          </table:table-cell>
          <table:table-cell office:value-type="float" office:value="1.6723357510993941">
            <text:p>1.6723357510993941</text:p>
          </table:table-cell>
          <table:table-cell office:value-type="float" office:value="1.6288278935923661">
            <text:p>1.6288278935923661</text:p>
          </table:table-cell>
          <table:table-cell office:value-type="float" office:value="1.632419372033462">
            <text:p>1.632419372033462</text:p>
          </table:table-cell>
          <table:table-cell office:value-type="float" office:value="1.735023484568705">
            <text:p>1.735023484568705</text:p>
          </table:table-cell>
          <table:table-cell office:value-type="float" office:value="1.6780506505389896">
            <text:p>1.6780506505389896</text:p>
          </table:table-cell>
          <table:table-cell office:value-type="float" office:value="1.1786786980239987">
            <text:p>1.1786786980239987</text:p>
          </table:table-cell>
          <table:table-cell office:value-type="float" office:value="1.541275734691649">
            <text:p>1.541275734691649</text:p>
          </table:table-cell>
          <table:table-cell office:value-type="float" office:value="1.5602715201341202">
            <text:p>1.5602715201341202</text:p>
          </table:table-cell>
          <table:table-cell office:value-type="float" office:value="1.4652162611143125">
            <text:p>1.4652162611143125</text:p>
          </table:table-cell>
          <table:table-cell office:value-type="float" office:value="1.157687157265266">
            <text:p>1.157687157265266</text:p>
          </table:table-cell>
          <table:table-cell office:value-type="float" office:value="1.0499927672633371">
            <text:p>1.0499927672633371</text:p>
          </table:table-cell>
          <table:table-cell office:value-type="float" office:value="1.1009447872048654">
            <text:p>1.1009447872048654</text:p>
          </table:table-cell>
          <table:table-cell office:value-type="float" office:value="1.1074542031832504">
            <text:p>1.1074542031832504</text:p>
          </table:table-cell>
          <table:table-cell office:value-type="float" office:value="0.7643750693532947">
            <text:p>0.7643750693532947</text:p>
          </table:table-cell>
          <table:table-cell office:value-type="float" office:value="0.754825304290056">
            <text:p>0.7548253042900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07513477850929201">
            <text:p>0.007513477850929201</text:p>
          </table:table-cell>
          <table:table-cell office:value-type="float" office:value="-0.037126303017141406">
            <text:p>-0.037126303017141406</text:p>
          </table:table-cell>
          <table:table-cell office:value-type="float" office:value="-0.04408992425252496">
            <text:p>-0.04408992425252496</text:p>
          </table:table-cell>
          <table:table-cell office:value-type="float" office:value="-0.05975390299049535">
            <text:p>-0.05975390299049535</text:p>
          </table:table-cell>
          <table:table-cell office:value-type="float" office:value="-0.0759924752016637">
            <text:p>-0.0759924752016637</text:p>
          </table:table-cell>
          <table:table-cell office:value-type="float" office:value="-0.06164748007283975">
            <text:p>-0.06164748007283975</text:p>
          </table:table-cell>
          <table:table-cell office:value-type="float" office:value="-0.07196033476996194">
            <text:p>-0.07196033476996194</text:p>
          </table:table-cell>
          <table:table-cell office:value-type="float" office:value="0.1885532708450875">
            <text:p>0.1885532708450875</text:p>
          </table:table-cell>
          <table:table-cell office:value-type="float" office:value="0.24238188056843576">
            <text:p>0.24238188056843576</text:p>
          </table:table-cell>
          <table:table-cell office:value-type="float" office:value="0.31115112806687417">
            <text:p>0.31115112806687417</text:p>
          </table:table-cell>
          <table:table-cell office:value-type="float" office:value="0.17948538499041597">
            <text:p>0.17948538499041597</text:p>
          </table:table-cell>
          <table:table-cell office:value-type="float" office:value="0.16145267264316515">
            <text:p>0.16145267264316515</text:p>
          </table:table-cell>
          <table:table-cell office:value-type="float" office:value="0.11140106779330537">
            <text:p>0.11140106779330537</text:p>
          </table:table-cell>
          <table:table-cell office:value-type="float" office:value="0.14786495822914544">
            <text:p>0.14786495822914544</text:p>
          </table:table-cell>
          <table:table-cell office:value-type="float" office:value="0.06325622431403735">
            <text:p>0.06325622431403735</text:p>
          </table:table-cell>
          <table:table-cell office:value-type="float" office:value="0.0557914695877452">
            <text:p>0.0557914695877452</text:p>
          </table:table-cell>
          <table:table-cell office:value-type="float" office:value="0.06522499100064415">
            <text:p>0.06522499100064415</text:p>
          </table:table-cell>
          <table:table-cell office:value-type="float" office:value="0.11825066451597499">
            <text:p>0.11825066451597499</text:p>
          </table:table-cell>
          <table:table-cell office:value-type="float" office:value="0.22462502660869801">
            <text:p>0.22462502660869801</text:p>
          </table:table-cell>
          <table:table-cell office:value-type="float" office:value="0.22944114267546734">
            <text:p>0.22944114267546734</text:p>
          </table:table-cell>
          <table:table-cell office:value-type="float" office:value="0.18234611446508694">
            <text:p>0.18234611446508694</text:p>
          </table:table-cell>
          <table:table-cell office:value-type="float" office:value="0.1391194347489982">
            <text:p>0.1391194347489982</text:p>
          </table:table-cell>
          <table:table-cell office:value-type="float" office:value="0.06814413600987665">
            <text:p>0.06814413600987665</text:p>
          </table:table-cell>
          <table:table-cell office:value-type="float" office:value="0.0125197870659803">
            <text:p>0.012519787065980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